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intConversionEventImpl.PrintConversionEventImpl( int severity , String message , ValidationEvent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ntConversionEventImpl.PrintConversionEventImpl( int severity , String message , ValidationEventLocator locator , Throwable linked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